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Policepardéfaut" style:family="text">
      <style:text-properties fo:font-style="italic" style:font-style-asian="italic" style:font-style-complex="italic"/>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style="italic" style:font-style-asian="italic" style:font-style-complex="italic"/>
    </style:style>
    <style:style style:name="P14" style:parent-style-name="Normal" style:list-style-name="LFO1" style:family="paragraph"/>
    <style:style style:name="T15" style:parent-style-name="Policepardéfaut" style:family="text">
      <style:text-properties fo:font-weight="bold" style:font-weight-asian="bold" style:font-weight-complex="bold"/>
    </style:style>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style="italic" style:font-style-asian="italic" style:font-style-complex="italic"/>
    </style:style>
    <style:style style:name="P21" style:parent-style-name="Normal" style:family="paragraph">
      <style:text-properties fo:font-weight="bold" style:font-weight-asian="bold" style:font-weight-complex="bold"/>
    </style:style>
    <style:style style:name="T22" style:parent-style-name="Policepardéfaut" style:family="text">
      <style:text-properties fo:font-style="italic" style:font-style-asian="italic" style:font-style-complex="italic"/>
    </style:style>
  </office:automatic-styles>
  <office:body>
    <office:text text:use-soft-page-breaks="true">
      <text:p text:style-name="P1"/>
      <text:p text:style-name="Normal"><text:span text:style-name="T2">BENMAOUCHE MOHAMED</text:span><text:line-break/><text:span text:style-name="T3">Compte rendu GL - Partie WEBMAGIC</text:span></text:p>
      <text:p text:style-name="Normal"/>
      <text:p text:style-name="P4">Introduction</text:p>
      <text:p text:style-name="Normal">Dans le cadre de ce projet, un grand nombre de bugs et d’erreurs critiques identifiés lors du travail précédent ont été traités. Les corrections ont été priorisées en fonction du niveau de vulnérabilité et de sévérité. J’ai toutefois concentré mes efforts sur les erreurs les plus critiques de chaque package, dans la mesure du possible, car ce projet comporte des problématiques complexes nécessitant des connaissances techniques approfondies.</text:p>
      <text:p text:style-name="Normal"/>
      <text:p text:style-name="P5">Corrections d’erreurs et changements apportés</text:p>
      <text:p text:style-name="P6">1. Code smells et bugs</text:p>
      <text:p text:style-name="Normal">Une partie des<text:s/><text:span text:style-name="T7">code smells</text:span><text:s/>(initialement au nombre de 565, comme mentionné précédemment) a été traitée. Les corrections ont été effectuées en progressant des problèmes mineurs aux problèmes majeurs, avec une attention particulière portée aux erreurs critiques et bloquantes.</text:p>
      <text:p text:style-name="Normal">Voici un résumé des corrections :</text:p>
      <text:list text:style-name="LFO1" text:continue-numbering="true">
        <text:list-item>
          <text:p text:style-name="P8"><text:span text:style-name="T9">Commentaire de fonctions vides</text:span><text:line-break/>J’ai identifié et documenté plusieurs fonctions et constructeurs vides qui, bien qu’apparemment inutilisés, jouent un rôle crucial dans leurs classes respectives.</text:p>
        </text:list-item>
        <text:list-item>
          <text:p text:style-name="P10"><text:span text:style-name="T11">Refactoring</text:span><text:line-break/>Plusieurs méthodes présentant une complexité importante ont été refactorisées pour réduire leur complexité, conformément aux recommandations de SonarLint et SonarQube. Ce processus a impliqué la délégation de certaines tâches à des méthodes nouvellement créées.</text:p>
          <text:list text:continue-numbering="true">
            <text:list-item>
              <text:p text:style-name="P12">Exemple : la méthode run dans la classe<text:s/><text:span text:style-name="T13">Spider.java</text:span>.</text:p>
            </text:list-item>
          </text:list>
        </text:list-item>
        <text:list-item>
          <text:p text:style-name="P14"><text:span text:style-name="T15">Ajout d’assertions dans les classes de tests</text:span><text:line-break/>Un ensemble de méthodes dans les classes de tests manquait d’assertions, ce qui constitue une erreur majeure. Ces méthodes semblent avoir été écrites sans l’intention explicite de tester le bon fonctionnement des différentes classes. Des assertions ont été ajoutées pour pallier ces manquements.</text:p>
        </text:list-item>
        <text:list-item>
          <text:p text:style-name="P16"><text:span text:style-name="T17">Gestion des exceptions</text:span><text:line-break/>De nombreuses exceptions n’étaient pas correctement gérées (absence de capture des erreurs). Ces lacunes ont été corrigées en ajoutant des blocs try &amp; catch pour capturer et traiter les erreurs de manière appropriée.</text:p>
        </text:list-item>
        <text:list-item>
          <text:p text:style-name="P18"><text:span text:style-name="T19">Renommage de constantes et variables</text:span><text:line-break/>Un grand nombre de constantes au sein des<text:s/><text:span text:style-name="T20">Enums</text:span><text:s/>étaient mal nommées. En suivant les recommandations de SonarQube, elles ont été renommées pour respecter les conventions (utilisation de majuscules pour les constantes).</text:p>
        </text:list-item>
      </text:list>
      <text:p text:style-name="Normal"/>
      <text:p text:style-name="P21">Conclusion</text:p>
      <text:p text:style-name="Normal">Dans l’ensemble, le projet est bien implémenté, bien que certains manquements subsistent. Comparé à d'autres projets similaires, celui-ci présente relativement peu d'erreurs et de<text:s/><text:span text:style-name="T22">code smells</text:span>.</text:p>
      <text:p text:style-name="Normal">Cependant, l’un des principaux reproches concerne la gestion des dépendances entre fichiers, qui complique parfois la compréhension et l’amélioration du code. Une meilleure organisation de ces dépendances faciliterait grandement les futures optimisation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MAOUCHE Mohamed</dc:creator>
    <meta:creation-date>2022-04-10T22:59:00Z</meta:creation-date>
    <dc:date>2025-01-12T14:14:00Z</dc:date>
    <meta:template xlink:href="Normal" xlink:type="simple"/>
    <meta:editing-cycles>5</meta:editing-cycles>
    <meta:editing-duration>PT1080S</meta:editing-duration>
    <meta:document-statistic meta:page-count="1" meta:paragraph-count="5" meta:word-count="417" meta:character-count="2707" meta:row-count="19" meta:non-whitespace-character-count="2295"/>
  </office:meta>
</office:document-meta>
</file>